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127cm" svg:stroke-color="#000000" draw:marker-start-width="0.571cm" draw:marker-end-width="0.571cm" draw:fill="none" draw:textarea-horizontal-align="justify" draw:textarea-vertical-align="middle" draw:auto-grow-height="false" fo:min-height="6.609cm" fo:min-width="8.264cm" fo:padding-top="0.188cm" fo:padding-bottom="0.188cm" fo:padding-left="0.313cm" fo:padding-right="0.31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7e0021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7e002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9cm" svg:height="0.19cm" svg:x="2.453cm" svg:y="2.6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19cm" svg:height="0.19cm" svg:x="3.953cm" svg:y="4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19cm" svg:height="0.19cm" svg:x="4.953cm" svg:y="3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19cm" svg:height="0.191cm" svg:x="6.653cm" svg:y="5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19cm" svg:height="0.191cm" svg:x="11.153cm" svg:y="3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9cm" svg:height="0.191cm" svg:x="14.053cm" svg:y="1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9cm" svg:height="0.191cm" svg:x="15.653cm" svg:y="2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19cm" svg:height="0.191cm" svg:x="18.653cm" svg:y="5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0.14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19cm" svg:height="0.191cm" svg:x="4.453cm" svg:y="10.0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2.953cm" svg:y="13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8.653cm" svg:y="12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19cm" svg:height="0.191cm" svg:x="5.153cm" svg:y="14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19cm" svg:height="0.191cm" svg:x="14.353cm" svg:y="13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7.653cm" svg:y="14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4.803cm" svg:y="10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19cm" svg:height="0.191cm" svg:x="12.153cm" svg:y="11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8.89cm" svg:height="6.985cm" svg:x="10.144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4T23:13:38.822916351</meta:creation-date>
    <dc:date>2016-10-14T23:20:31.600487674</dc:date>
    <dc:creator>and </dc:creator>
    <meta:editing-duration>PT6M52S</meta:editing-duration>
    <meta:editing-cycles>1</meta:editing-cycles>
    <meta:generator>LibreOffice/5.0.6.2$Linux_X86_64 LibreOffice_project/00m0$Build-2</meta:generator>
    <meta:document-statistic meta:object-count="20"/>
  </office:meta>
</office:document-meta>
</file>